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333333" fo:background-color="#e4e4e4" loext:padding-left="0cm" loext:padding-right="0cm" loext:padding-top="0cm" loext:padding-bottom="0.049cm" loext:border-left="none" loext:border-right="none" loext:border-top="none" loext:border-bottom="0.06pt solid #acacac"/>
    </style:style>
    <style:style style:name="P3" style:family="paragraph" style:parent-style-name="Text_20_body">
      <style:paragraph-properties fo:margin-top="0cm" fo:margin-bottom="0cm" loext:contextual-spacing="false"/>
      <style:text-properties fo:color="#333333" loext:padding="0.049cm" loext:border="0.06pt solid #acacac"/>
    </style:style>
    <style:style style:name="T1" style:family="text">
      <style:text-properties fo:font-weight="bold"/>
    </style:style>
    <style:style style:name="Sect1" style:family="section">
      <style:section-properties fo:background-color="#f5f5f5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ção para escrever o valor por extenso utilizando PHP</text:h>
      <text:p text:style-name="Text_20_body"><text:a xlink:type="simple" xlink:href="https://rogertakemiya.com.br/author/rogermauricio5/" text:style-name="Internet_20_link" text:visited-style-name="Visited_20_Internet_20_Link">Roger Takemiya</text:a> 1 de março de 2017 <text:a xlink:type="simple" xlink:href="https://rogertakemiya.com.br/valor-por-extenso-com-o-php/#comments" text:style-name="Internet_20_link" text:visited-style-name="Visited_20_Internet_20_Link">6 comentários </text:a></text:p>
      <text:p text:style-name="Text_20_body">Função em PHP para escrever um <text:span text:style-name="Strong_20_Emphasis">valor por extenso</text:span>, exemplo “R$ 1.000,00” para “um mil reais”.</text:p>
      <text:p text:style-name="Text_20_body"/>
      <text:p text:style-name="Text_20_body">Infelizmente o PHP não possuí uma função nativa que permita realizar essa operação.</text:p>
      <text:p text:style-name="Text_20_body">Ter uma função para escrever o valor por extenso é muito útil para geração de recibos e comprovantes, aonde o valor escrito apenas numericamente pode ser rasurado, invalidando o recibo impresso.</text:p>
      <text:h text:style-name="Heading_20_3" text:outline-level="3">Como escrever os números por extenso no PHP?</text:h>
      <text:p text:style-name="Text_20_body"><text:span text:style-name="T1">Números por extenso</text:span> devem ser escritos com os numerais cardinais até ao dez e os numerais ordinais até ao décimo, também temos os numerais cardinais cem e mil que também devem ser escritos por extenso, além dos numerais fracionários.</text:p>
      <text:p text:style-name="Quotations">Exemplo: para o valor R$ 1.233,33, temos<text:span text:style-name="Strong_20_Emphasis"> um mil e duzentos e trinta e três reais e trinta e três centavos.</text:span></text:p>
      <text:h text:style-name="Heading_20_2" text:outline-level="2">Primeira função</text:h>
      <text:p text:style-name="Text_20_body">Função corrigida, que irá exibir o número por inteiro, incluindo os centavos.</text:p>
      <text:p text:style-name="Preformatted_20_Text">function valorPorExtenso($valor=0) {</text:p>
      <text:p text:style-name="Preformatted_20_Text"/>
      <text:p text:style-name="Preformatted_20_Text">$singular = array(“centavo”, “real”, “mil”, “milhão”, “bilhão”, “trilhão”, “quatrilhão”);</text:p>
      <text:p text:style-name="Preformatted_20_Text">$plural = array(“centavos”, “reais”, “mil”, “milhões”, “bilhões”, “trilhões”,”quatrilhões”);</text:p>
      <text:p text:style-name="Preformatted_20_Text"/>
      <text:p text:style-name="Preformatted_20_Text">$c = array(“”, “cem”, “duzentos”, “trezentos”, “quatrocentos”,”quinhentos”, “seiscentos”, “setecentos”, “oitocentos”, “novecentos”);</text:p>
      <text:p text:style-name="Preformatted_20_Text">$d = array(“”, “dez”, “vinte”, “trinta”, “quarenta”, “cinquenta”,”sessenta”, “setenta”, “oitenta”, “noventa”);</text:p>
      <text:p text:style-name="Preformatted_20_Text">$d10 = array(“dez”, “onze”, “doze”, “treze”, “quatorze”, “quinze”,”dezesseis”, “dezesete”, “dezoito”, “dezenove”);</text:p>
      <text:p text:style-name="Preformatted_20_Text">$u = array(“”, “um”, “dois”, “três”, “quatro”, “cinco”, “seis”,”sete”, “oito”, “nove”);</text:p>
      <text:p text:style-name="Preformatted_20_Text"/>
      <text:p text:style-name="Preformatted_20_Text">$z=0;</text:p>
      <text:p text:style-name="Preformatted_20_Text"/>
      <text:p text:style-name="Preformatted_20_Text">$valor = number_format($valor, 2, “.”, “.”);</text:p>
      <text:p text:style-name="Preformatted_20_Text">$inteiro = explode(“.”, $valor);</text:p>
      <text:p text:style-name="Preformatted_20_Text">for($i=0;$i 0 ? 1 : 2);</text:p>
      <text:p text:style-name="Preformatted_20_Text">for ($i=0;$i 100) &amp;&amp; ($valor &lt; 200)) ? "cento" : $c[$valor[0]]; $rd = ($valor[1] &lt; 2) ? "" : $d[$valor[1]]; $ru = ($valor &gt; 0) ? (($valor[1] == 1) ? $d10[$valor[2]] : $u[$valor[2]]) : “”;</text:p>
      <text:p text:style-name="Preformatted_20_Text"/>
      <text:p text:style-name="Preformatted_20_Text">$r = $rc.(($rc &amp;&amp; ($rd || $ru)) ? ” e ” : “”).$rd.(($rd &amp;&amp; $ru) ? ” e ” : “”).$ru;</text:p>
      <text:p text:style-name="Preformatted_20_Text">$t = count($inteiro)-1-$i;</text:p>
      <text:p text:style-name="Preformatted_20_Text"><text:soft-page-break/>$r .= $r ? ” “.($valor &gt; 1 ? $plural[$t] : $singular[$t]) : “”;</text:p>
      <text:p text:style-name="Preformatted_20_Text">if ($valor == “000”)$z++; elseif ($z &gt; 0) $z–;</text:p>
      <text:p text:style-name="Preformatted_20_Text">if (($t==1) &amp;&amp; ($z&gt;0) &amp;&amp; ($inteiro[0] &gt; 0)) $r .= (($z&gt;1) ? ” de ” : “”).$plural[$t];</text:p>
      <text:p text:style-name="Preformatted_20_Text"/>
      <text:p text:style-name="Preformatted_20_Text">$rt = (!isset($rt)) ? “” : $rt;</text:p>
      <text:p text:style-name="Preformatted_20_Text">if ($r) $rt = $rt . ((($i &gt; 0) &amp;&amp; ($i &lt; = $fim) &amp;&amp; ($inteiro[0] &gt; 0) &amp;&amp; ($z &lt; 1)) ? ( ($i &lt; $fim) ? ", " : " e ") : " ") . $r; } return($rt ? $rt : "zero"); </text:p>
      <text:p text:style-name="Preformatted_20_Text"/>
      <text:p text:style-name="P1">}</text:p>
      <text:p text:style-name="Text_20_body">Para exibir os valores em centavos</text:p>
      <text:p text:style-name="P1">echo valorPorExtenso('1233.33');</text:p>
      <text:h text:style-name="Heading_20_3" text:outline-level="3">Função alternativa:</text:h>
      <text:p text:style-name="Preformatted_20_Text">function valor_por_extenso( $v ){</text:p>
      <text:p text:style-name="Preformatted_20_Text"><text:s text:c="16"/></text:p>
      <text:p text:style-name="Preformatted_20_Text"><text:s text:c="8"/>$v = filter_var($v, FILTER_SANITIZE_NUMBER_INT);</text:p>
      <text:p text:style-name="Preformatted_20_Text"><text:s text:c="3"/></text:p>
      <text:p text:style-name="Preformatted_20_Text"><text:s text:c="8"/>$sin = array("centavo", "real", "mil", "milhão", "bilhão", "trilhão", "quatrilhão");</text:p>
      <text:p text:style-name="Preformatted_20_Text"><text:s text:c="8"/>$plu = array("centavos", "reais", "mil", "milhões", "bilhões", "trilhões","quatrilhões");</text:p>
      <text:p text:style-name="Preformatted_20_Text"/>
      <text:p text:style-name="Preformatted_20_Text"><text:s text:c="8"/>$c = array("", "cem", "duzentos", "trezentos", "quatrocentos","quinhentos", "seiscentos", "setecentos", "oitocentos", "novecentos");</text:p>
      <text:p text:style-name="Preformatted_20_Text"><text:s text:c="8"/>$d = array("", "dez", "vinte", "trinta", "quarenta", "cinquenta","sessenta", "setenta", "oitenta", "noventa");</text:p>
      <text:p text:style-name="Preformatted_20_Text"><text:s text:c="8"/>$d10 = array("dez", "onze", "doze", "treze", "quatorze", "quinze","dezesseis", "dezesete", "dezoito", "dezenove");</text:p>
      <text:p text:style-name="Preformatted_20_Text"><text:s text:c="8"/>$u = array("", "um", "dois", "três", "quatro", "cinco", "seis","sete", "oito", "nove");</text:p>
      <text:p text:style-name="Preformatted_20_Text"/>
      <text:p text:style-name="Preformatted_20_Text"><text:s text:c="8"/>$z = 0;</text:p>
      <text:p text:style-name="Preformatted_20_Text"><text:s/></text:p>
      <text:p text:style-name="Preformatted_20_Text"><text:s text:c="8"/>$v = number_format( $v, 2, ".", "." );</text:p>
      <text:p text:style-name="Preformatted_20_Text"><text:s text:c="8"/>$int = explode( ".", $v );</text:p>
      <text:p text:style-name="Preformatted_20_Text"><text:s/></text:p>
      <text:p text:style-name="Preformatted_20_Text"><text:s text:c="8"/>for ( $i = 0; $i &lt; count( $int ); $i++ ) </text:p>
      <text:p text:style-name="Preformatted_20_Text"><text:s text:c="8"/>{</text:p>
      <text:p text:style-name="Preformatted_20_Text"><text:s text:c="12"/>for ( $ii = mb_strlen( $int[$i] ); $ii &lt; 3; $ii++ ) </text:p>
      <text:p text:style-name="Preformatted_20_Text"><text:s text:c="12"/>{</text:p>
      <text:p text:style-name="Preformatted_20_Text"><text:s text:c="16"/>$int[$i] = "0" . $int[$i];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$rt = null;</text:p>
      <text:p text:style-name="Preformatted_20_Text"><text:s text:c="8"/>$fim = count( $int ) - ($int[count( $int ) - 1] &gt; 0 ? 1 : 2);</text:p>
      <text:p text:style-name="Preformatted_20_Text"><text:s text:c="8"/>for ( $i = 0; $i &lt; count( $int ); $i++ )</text:p>
      <text:p text:style-name="Preformatted_20_Text"><text:s text:c="8"/>{</text:p>
      <text:p text:style-name="Preformatted_20_Text"><text:s text:c="12"/>$v = $int[$i];</text:p>
      <text:p text:style-name="Preformatted_20_Text"><text:s text:c="12"/>$rc = (($v &gt; 100) &amp;&amp; ($v &lt; 200)) ? "cento" : $c[$v[0]];</text:p>
      <text:p text:style-name="Preformatted_20_Text"><text:s text:c="12"/>$rd = ($v[1] &lt; 2) ? "" : $d[$v[1]];</text:p>
      <text:p text:style-name="Preformatted_20_Text"><text:s text:c="12"/>$ru = ($v &gt; 0) ? (($v[1] == 1) ? $d10[$v[2]] : $u[$v[2]]) : "";</text:p>
      <text:p text:style-name="Preformatted_20_Text"><text:s/></text:p>
      <text:p text:style-name="Preformatted_20_Text"><text:s text:c="12"/>$r = $rc . (($rc &amp;&amp; ($rd || $ru)) ? " e " : "") . $rd . (($rd &amp;&amp; $ru) ? " e " : "") . $ru;</text:p>
      <text:p text:style-name="Preformatted_20_Text"><text:s text:c="12"/>$t = count( $int ) - 1 - $i;</text:p>
      <text:p text:style-name="Preformatted_20_Text"><text:s text:c="12"/>$r .= $r ? " " . ($v &gt; 1 ? $plu[$t] : $sin[$t]) : "";</text:p>
      <text:p text:style-name="Preformatted_20_Text"><text:s text:c="12"/>if ( $v == "000")</text:p>
      <text:p text:style-name="Preformatted_20_Text"><text:soft-page-break/><text:s text:c="16"/>$z++;</text:p>
      <text:p text:style-name="Preformatted_20_Text"><text:s text:c="12"/>elseif ( $z &gt; 0 )</text:p>
      <text:p text:style-name="Preformatted_20_Text"><text:s text:c="16"/>$z--;</text:p>
      <text:p text:style-name="Preformatted_20_Text"><text:s text:c="16"/></text:p>
      <text:p text:style-name="Preformatted_20_Text"><text:s text:c="12"/>if ( ($t == 1) &amp;&amp; ($z &gt; 0) &amp;&amp; ($int[0] &gt; 0) )</text:p>
      <text:p text:style-name="Preformatted_20_Text"><text:s text:c="16"/>$r .= ( ($z &gt; 1) ? " de " : "") . $plu[$t];</text:p>
      <text:p text:style-name="Preformatted_20_Text"><text:s text:c="16"/></text:p>
      <text:p text:style-name="Preformatted_20_Text"><text:s text:c="12"/>if ( $r )</text:p>
      <text:p text:style-name="Preformatted_20_Text"><text:s text:c="16"/>$rt = $rt . ((($i &gt; 0) &amp;&amp; ($i &lt;= $fim) &amp;&amp; ($int[0] &gt; 0) &amp;&amp; ($z &lt; 1)) ? ( ($i &lt; $fim) ? ", " : " e ") : " ") . $r;</text:p>
      <text:p text:style-name="Preformatted_20_Text"><text:s text:c="8"/>}</text:p>
      <text:p text:style-name="Preformatted_20_Text"><text:s/></text:p>
      <text:p text:style-name="Preformatted_20_Text"><text:s text:c="8"/>$rt = mb_substr( $rt, 1 );</text:p>
      <text:p text:style-name="Preformatted_20_Text"><text:s/></text:p>
      <text:p text:style-name="Preformatted_20_Text"><text:s text:c="8"/>return($rt ? trim( $rt ) : "zero");</text:p>
      <text:p text:style-name="Preformatted_20_Text"><text:s/></text:p>
      <text:p text:style-name="P1">}</text:p>
      <text:h text:style-name="Heading_20_3" text:outline-level="3">Utilizando a função:</text:h>
      <text:p text:style-name="P1">echo valor_por_extenso("12300500");</text:p>
      <text:p text:style-name="Text_20_body">Output: doze milhões, trezentos mil e quinhentos reais</text:p>
      <text:p text:style-name="P1">echo valor_por_extenso("1002");</text:p>
      <text:p text:style-name="Text_20_body">Output: um mil e dois reais</text:p>
      <text:p text:style-name="P1">echo valor_por_extenso("999999");</text:p>
      <text:p text:style-name="Text_20_body">Output: novecentos e noventa e nove mil e novecentos e noventa e nove reais</text:p>
      <text:h text:style-name="Heading_20_2" text:outline-level="2">Valor por extenso em Inglês</text:h>
      <text:p text:style-name="Text_20_body">O conjunto de funções abaixo irá te ajudar a escrever o número por extenso em Inglês.</text:p>
      <text:p text:style-name="Preformatted_20_Text">function convertNumber($number)</text:p>
      <text:p text:style-name="Preformatted_20_Text">{</text:p>
      <text:p text:style-name="Preformatted_20_Text"><text:s text:c="4"/>list($integer, $fraction) = explode(".", (string) $number);</text:p>
      <text:p text:style-name="Preformatted_20_Text"/>
      <text:p text:style-name="Preformatted_20_Text"><text:s text:c="4"/>$output = "";</text:p>
      <text:p text:style-name="Preformatted_20_Text"/>
      <text:p text:style-name="Preformatted_20_Text"><text:s text:c="4"/>if ($integer{0} == "-")</text:p>
      <text:p text:style-name="Preformatted_20_Text"><text:s text:c="4"/>{</text:p>
      <text:p text:style-name="Preformatted_20_Text"><text:s text:c="8"/>$output = "negative ";</text:p>
      <text:p text:style-name="Preformatted_20_Text"><text:s text:c="8"/>$integer <text:s text:c="3"/>= ltrim($integer, "-");</text:p>
      <text:p text:style-name="Preformatted_20_Text"><text:s text:c="4"/>}</text:p>
      <text:p text:style-name="Preformatted_20_Text"><text:s text:c="4"/>else if ($integer{0} == "+")</text:p>
      <text:p text:style-name="Preformatted_20_Text"><text:s text:c="4"/>{</text:p>
      <text:p text:style-name="Preformatted_20_Text"><text:s text:c="8"/>$output = "positive ";</text:p>
      <text:p text:style-name="Preformatted_20_Text"><text:s text:c="8"/>$integer <text:s text:c="3"/>= ltrim($integer, "+");</text:p>
      <text:p text:style-name="Preformatted_20_Text"><text:s text:c="4"/>}</text:p>
      <text:p text:style-name="Preformatted_20_Text"/>
      <text:p text:style-name="Preformatted_20_Text"><text:s text:c="4"/>if ($integer{0} == "0")</text:p>
      <text:p text:style-name="Preformatted_20_Text"><text:s text:c="4"/>{</text:p>
      <text:p text:style-name="Preformatted_20_Text"><text:s text:c="8"/>$output .= "zero"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$integer = str_pad($integer, 36, "0", STR_PAD_LEFT);</text:p>
      <text:p text:style-name="Preformatted_20_Text"><text:s text:c="8"/>$group <text:s text:c="2"/>= rtrim(chunk_split($integer, 3, " "), " ");</text:p>
      <text:p text:style-name="Preformatted_20_Text"><text:soft-page-break/><text:s text:c="8"/>$groups <text:s/>= explode(" ", $group);</text:p>
      <text:p text:style-name="Preformatted_20_Text"/>
      <text:p text:style-name="Preformatted_20_Text"><text:s text:c="8"/>$groups2 = array();</text:p>
      <text:p text:style-name="Preformatted_20_Text"><text:s text:c="8"/>foreach ($groups as $g)</text:p>
      <text:p text:style-name="Preformatted_20_Text"><text:s text:c="8"/>{</text:p>
      <text:p text:style-name="Preformatted_20_Text"><text:s text:c="12"/>$groups2[] = convertThreeDigit($g{0}, $g{1}, $g{2});</text:p>
      <text:p text:style-name="Preformatted_20_Text"><text:s text:c="8"/>}</text:p>
      <text:p text:style-name="Preformatted_20_Text"/>
      <text:p text:style-name="Preformatted_20_Text"><text:s text:c="8"/>for ($z = 0; $z &lt; count($groups2); $z++)</text:p>
      <text:p text:style-name="Preformatted_20_Text"><text:s text:c="8"/>{</text:p>
      <text:p text:style-name="Preformatted_20_Text"><text:s text:c="12"/>if ($groups2[$z] != "")</text:p>
      <text:p text:style-name="Preformatted_20_Text"><text:s text:c="12"/>{</text:p>
      <text:p text:style-name="Preformatted_20_Text"><text:s text:c="16"/>$output .= $groups2[$z] . convertGroup(11 - $z) . (</text:p>
      <text:p text:style-name="Preformatted_20_Text"><text:s text:c="24"/>$z &lt; 11</text:p>
      <text:p text:style-name="Preformatted_20_Text"><text:s text:c="24"/>&amp;&amp; !array_search('', array_slice($groups2, $z + 1, -1))</text:p>
      <text:p text:style-name="Preformatted_20_Text"><text:s text:c="24"/>&amp;&amp; $groups2[11] != ''</text:p>
      <text:p text:style-name="Preformatted_20_Text"><text:s text:c="24"/>&amp;&amp; $groups[11]{0} == '0'</text:p>
      <text:p text:style-name="Preformatted_20_Text"><text:s text:c="28"/>? " and "</text:p>
      <text:p text:style-name="Preformatted_20_Text"><text:s text:c="28"/>: ", "</text:p>
      <text:p text:style-name="Preformatted_20_Text"><text:s text:c="20"/>);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$output = rtrim($output, ", ");</text:p>
      <text:p text:style-name="Preformatted_20_Text"><text:s text:c="4"/>}</text:p>
      <text:p text:style-name="Preformatted_20_Text"/>
      <text:p text:style-name="Preformatted_20_Text"><text:s text:c="4"/>if ($fraction &gt; 0)</text:p>
      <text:p text:style-name="Preformatted_20_Text"><text:s text:c="4"/>{</text:p>
      <text:p text:style-name="Preformatted_20_Text"><text:s text:c="8"/>$output .= " point";</text:p>
      <text:p text:style-name="Preformatted_20_Text"><text:s text:c="8"/>for ($i = 0; $i &lt; strlen($fraction); $i++)</text:p>
      <text:p text:style-name="Preformatted_20_Text"><text:s text:c="8"/>{</text:p>
      <text:p text:style-name="Preformatted_20_Text"><text:s text:c="12"/>$output .= " " . convertDigit($fraction{$i}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return $output;</text:p>
      <text:p text:style-name="Preformatted_20_Text">}</text:p>
      <text:p text:style-name="Preformatted_20_Text"/>
      <text:p text:style-name="Preformatted_20_Text">function convertGroup($index)</text:p>
      <text:p text:style-name="Preformatted_20_Text">{</text:p>
      <text:p text:style-name="Preformatted_20_Text"><text:s text:c="4"/>switch ($index)</text:p>
      <text:p text:style-name="Preformatted_20_Text"><text:s text:c="4"/>{</text:p>
      <text:p text:style-name="Preformatted_20_Text"><text:s text:c="8"/>case 11:</text:p>
      <text:p text:style-name="Preformatted_20_Text"><text:s text:c="12"/>return " decillion";</text:p>
      <text:p text:style-name="Preformatted_20_Text"><text:s text:c="8"/>case 10:</text:p>
      <text:p text:style-name="Preformatted_20_Text"><text:s text:c="12"/>return " nonillion";</text:p>
      <text:p text:style-name="Preformatted_20_Text"><text:s text:c="8"/>case 9:</text:p>
      <text:p text:style-name="Preformatted_20_Text"><text:s text:c="12"/>return " octillion";</text:p>
      <text:p text:style-name="Preformatted_20_Text"><text:s text:c="8"/>case 8:</text:p>
      <text:p text:style-name="Preformatted_20_Text"><text:s text:c="12"/>return " septillion";</text:p>
      <text:p text:style-name="Preformatted_20_Text"><text:s text:c="8"/>case 7:</text:p>
      <text:p text:style-name="Preformatted_20_Text"><text:s text:c="12"/>return " sextillion";</text:p>
      <text:p text:style-name="Preformatted_20_Text"><text:s text:c="8"/>case 6:</text:p>
      <text:p text:style-name="Preformatted_20_Text"><text:s text:c="12"/>return " quintrillion";</text:p>
      <text:p text:style-name="Preformatted_20_Text"><text:s text:c="8"/>case 5:</text:p>
      <text:p text:style-name="Preformatted_20_Text"><text:s text:c="12"/>return " quadrillion";</text:p>
      <text:p text:style-name="Preformatted_20_Text"><text:s text:c="8"/>case 4:</text:p>
      <text:p text:style-name="Preformatted_20_Text"><text:s text:c="12"/>return " trillion";</text:p>
      <text:p text:style-name="Preformatted_20_Text"><text:s text:c="8"/>case 3:</text:p>
      <text:p text:style-name="Preformatted_20_Text"><text:s text:c="12"/>return " billion";</text:p>
      <text:p text:style-name="Preformatted_20_Text"><text:s text:c="8"/>case 2:</text:p>
      <text:p text:style-name="Preformatted_20_Text"><text:s text:c="12"/>return " million";</text:p>
      <text:p text:style-name="Preformatted_20_Text"><text:s text:c="8"/>case 1:</text:p>
      <text:p text:style-name="Preformatted_20_Text"><text:s text:c="12"/>return " thousand";</text:p>
      <text:p text:style-name="Preformatted_20_Text"><text:soft-page-break/><text:s text:c="8"/>case 0:</text:p>
      <text:p text:style-name="Preformatted_20_Text"><text:s text:c="12"/>return "";</text:p>
      <text:p text:style-name="Preformatted_20_Text"><text:s text:c="4"/>}</text:p>
      <text:p text:style-name="Preformatted_20_Text">}</text:p>
      <text:p text:style-name="Preformatted_20_Text"/>
      <text:p text:style-name="Preformatted_20_Text">function convertThreeDigit($digit1, $digit2, $digit3)</text:p>
      <text:p text:style-name="Preformatted_20_Text">{</text:p>
      <text:p text:style-name="Preformatted_20_Text"><text:s text:c="4"/>$buffer = "";</text:p>
      <text:p text:style-name="Preformatted_20_Text"/>
      <text:p text:style-name="Preformatted_20_Text"><text:s text:c="4"/>if ($digit1 == "0" &amp;&amp; $digit2 == "0" &amp;&amp; $digit3 == "0")</text:p>
      <text:p text:style-name="Preformatted_20_Text"><text:s text:c="4"/>{</text:p>
      <text:p text:style-name="Preformatted_20_Text"><text:s text:c="8"/>return "";</text:p>
      <text:p text:style-name="Preformatted_20_Text"><text:s text:c="4"/>}</text:p>
      <text:p text:style-name="Preformatted_20_Text"/>
      <text:p text:style-name="Preformatted_20_Text"><text:s text:c="4"/>if ($digit1 != "0")</text:p>
      <text:p text:style-name="Preformatted_20_Text"><text:s text:c="4"/>{</text:p>
      <text:p text:style-name="Preformatted_20_Text"><text:s text:c="8"/>$buffer .= convertDigit($digit1) . " hundred";</text:p>
      <text:p text:style-name="Preformatted_20_Text"><text:s text:c="8"/>if ($digit2 != "0" || $digit3 != "0")</text:p>
      <text:p text:style-name="Preformatted_20_Text"><text:s text:c="8"/>{</text:p>
      <text:p text:style-name="Preformatted_20_Text"><text:s text:c="12"/>$buffer .= " and "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f ($digit2 != "0")</text:p>
      <text:p text:style-name="Preformatted_20_Text"><text:s text:c="4"/>{</text:p>
      <text:p text:style-name="Preformatted_20_Text"><text:s text:c="8"/>$buffer .= convertTwoDigit($digit2, $digit3);</text:p>
      <text:p text:style-name="Preformatted_20_Text"><text:s text:c="4"/>}</text:p>
      <text:p text:style-name="Preformatted_20_Text"><text:s text:c="4"/>else if ($digit3 != "0")</text:p>
      <text:p text:style-name="Preformatted_20_Text"><text:s text:c="4"/>{</text:p>
      <text:p text:style-name="Preformatted_20_Text"><text:s text:c="8"/>$buffer .= convertDigit($digit3);</text:p>
      <text:p text:style-name="Preformatted_20_Text"><text:s text:c="4"/>}</text:p>
      <text:p text:style-name="Preformatted_20_Text"/>
      <text:p text:style-name="Preformatted_20_Text"><text:s text:c="4"/>return $buffer;</text:p>
      <text:p text:style-name="Preformatted_20_Text">}</text:p>
      <text:p text:style-name="Preformatted_20_Text"/>
      <text:p text:style-name="Preformatted_20_Text">function convertTwoDigit($digit1, $digit2)</text:p>
      <text:p text:style-name="Preformatted_20_Text">{</text:p>
      <text:p text:style-name="Preformatted_20_Text"><text:s text:c="4"/>if ($digit2 == "0")</text:p>
      <text:p text:style-name="Preformatted_20_Text"><text:s text:c="4"/>{</text:p>
      <text:p text:style-name="Preformatted_20_Text"><text:s text:c="8"/>switch ($digit1)</text:p>
      <text:p text:style-name="Preformatted_20_Text"><text:s text:c="8"/>{</text:p>
      <text:p text:style-name="Preformatted_20_Text"><text:s text:c="12"/>case "1":</text:p>
      <text:p text:style-name="Preformatted_20_Text"><text:s text:c="16"/>return "ten";</text:p>
      <text:p text:style-name="Preformatted_20_Text"><text:s text:c="12"/>case "2":</text:p>
      <text:p text:style-name="Preformatted_20_Text"><text:s text:c="16"/>return "twenty";</text:p>
      <text:p text:style-name="Preformatted_20_Text"><text:s text:c="12"/>case "3":</text:p>
      <text:p text:style-name="Preformatted_20_Text"><text:s text:c="16"/>return "thirty";</text:p>
      <text:p text:style-name="Preformatted_20_Text"><text:s text:c="12"/>case "4":</text:p>
      <text:p text:style-name="Preformatted_20_Text"><text:s text:c="16"/>return "forty";</text:p>
      <text:p text:style-name="Preformatted_20_Text"><text:s text:c="12"/>case "5":</text:p>
      <text:p text:style-name="Preformatted_20_Text"><text:s text:c="16"/>return "fifty";</text:p>
      <text:p text:style-name="Preformatted_20_Text"><text:s text:c="12"/>case "6":</text:p>
      <text:p text:style-name="Preformatted_20_Text"><text:s text:c="16"/>return "sixty";</text:p>
      <text:p text:style-name="Preformatted_20_Text"><text:s text:c="12"/>case "7":</text:p>
      <text:p text:style-name="Preformatted_20_Text"><text:s text:c="16"/>return "seventy";</text:p>
      <text:p text:style-name="Preformatted_20_Text"><text:s text:c="12"/>case "8":</text:p>
      <text:p text:style-name="Preformatted_20_Text"><text:s text:c="16"/>return "eighty";</text:p>
      <text:p text:style-name="Preformatted_20_Text"><text:s text:c="12"/>case "9":</text:p>
      <text:p text:style-name="Preformatted_20_Text"><text:s text:c="16"/>return "ninety";</text:p>
      <text:p text:style-name="Preformatted_20_Text"><text:s text:c="8"/>}</text:p>
      <text:p text:style-name="Preformatted_20_Text"><text:s text:c="4"/>} else if ($digit1 == "1")</text:p>
      <text:p text:style-name="Preformatted_20_Text"><text:s text:c="4"/>{</text:p>
      <text:p text:style-name="Preformatted_20_Text"><text:s text:c="8"/>switch ($digit2)</text:p>
      <text:p text:style-name="Preformatted_20_Text"><text:s text:c="8"/>{</text:p>
      <text:p text:style-name="Preformatted_20_Text"><text:soft-page-break/><text:s text:c="12"/>case "1":</text:p>
      <text:p text:style-name="Preformatted_20_Text"><text:s text:c="16"/>return "eleven";</text:p>
      <text:p text:style-name="Preformatted_20_Text"><text:s text:c="12"/>case "2":</text:p>
      <text:p text:style-name="Preformatted_20_Text"><text:s text:c="16"/>return "twelve";</text:p>
      <text:p text:style-name="Preformatted_20_Text"><text:s text:c="12"/>case "3":</text:p>
      <text:p text:style-name="Preformatted_20_Text"><text:s text:c="16"/>return "thirteen";</text:p>
      <text:p text:style-name="Preformatted_20_Text"><text:s text:c="12"/>case "4":</text:p>
      <text:p text:style-name="Preformatted_20_Text"><text:s text:c="16"/>return "fourteen";</text:p>
      <text:p text:style-name="Preformatted_20_Text"><text:s text:c="12"/>case "5":</text:p>
      <text:p text:style-name="Preformatted_20_Text"><text:s text:c="16"/>return "fifteen";</text:p>
      <text:p text:style-name="Preformatted_20_Text"><text:s text:c="12"/>case "6":</text:p>
      <text:p text:style-name="Preformatted_20_Text"><text:s text:c="16"/>return "sixteen";</text:p>
      <text:p text:style-name="Preformatted_20_Text"><text:s text:c="12"/>case "7":</text:p>
      <text:p text:style-name="Preformatted_20_Text"><text:s text:c="16"/>return "seventeen";</text:p>
      <text:p text:style-name="Preformatted_20_Text"><text:s text:c="12"/>case "8":</text:p>
      <text:p text:style-name="Preformatted_20_Text"><text:s text:c="16"/>return "eighteen";</text:p>
      <text:p text:style-name="Preformatted_20_Text"><text:s text:c="12"/>case "9":</text:p>
      <text:p text:style-name="Preformatted_20_Text"><text:s text:c="16"/>return "nineteen";</text:p>
      <text:p text:style-name="Preformatted_20_Text"><text:s text:c="8"/>}</text:p>
      <text:p text:style-name="Preformatted_20_Text"><text:s text:c="4"/>} else</text:p>
      <text:p text:style-name="Preformatted_20_Text"><text:s text:c="4"/>{</text:p>
      <text:p text:style-name="Preformatted_20_Text"><text:s text:c="8"/>$temp = convertDigit($digit2);</text:p>
      <text:p text:style-name="Preformatted_20_Text"><text:s text:c="8"/>switch ($digit1)</text:p>
      <text:p text:style-name="Preformatted_20_Text"><text:s text:c="8"/>{</text:p>
      <text:p text:style-name="Preformatted_20_Text"><text:s text:c="12"/>case "2":</text:p>
      <text:p text:style-name="Preformatted_20_Text"><text:s text:c="16"/>return "twenty-$temp";</text:p>
      <text:p text:style-name="Preformatted_20_Text"><text:s text:c="12"/>case "3":</text:p>
      <text:p text:style-name="Preformatted_20_Text"><text:s text:c="16"/>return "thirty-$temp";</text:p>
      <text:p text:style-name="Preformatted_20_Text"><text:s text:c="12"/>case "4":</text:p>
      <text:p text:style-name="Preformatted_20_Text"><text:s text:c="16"/>return "forty-$temp";</text:p>
      <text:p text:style-name="Preformatted_20_Text"><text:s text:c="12"/>case "5":</text:p>
      <text:p text:style-name="Preformatted_20_Text"><text:s text:c="16"/>return "fifty-$temp";</text:p>
      <text:p text:style-name="Preformatted_20_Text"><text:s text:c="12"/>case "6":</text:p>
      <text:p text:style-name="Preformatted_20_Text"><text:s text:c="16"/>return "sixty-$temp";</text:p>
      <text:p text:style-name="Preformatted_20_Text"><text:s text:c="12"/>case "7":</text:p>
      <text:p text:style-name="Preformatted_20_Text"><text:s text:c="16"/>return "seventy-$temp";</text:p>
      <text:p text:style-name="Preformatted_20_Text"><text:s text:c="12"/>case "8":</text:p>
      <text:p text:style-name="Preformatted_20_Text"><text:s text:c="16"/>return "eighty-$temp";</text:p>
      <text:p text:style-name="Preformatted_20_Text"><text:s text:c="12"/>case "9":</text:p>
      <text:p text:style-name="Preformatted_20_Text"><text:s text:c="16"/>return "ninety-$temp"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unction convertDigit($digit)</text:p>
      <text:p text:style-name="Preformatted_20_Text">{</text:p>
      <text:p text:style-name="Preformatted_20_Text"><text:s text:c="4"/>switch ($digit)</text:p>
      <text:p text:style-name="Preformatted_20_Text"><text:s text:c="4"/>{</text:p>
      <text:p text:style-name="Preformatted_20_Text"><text:s text:c="8"/>case "0":</text:p>
      <text:p text:style-name="Preformatted_20_Text"><text:s text:c="12"/>return "zero";</text:p>
      <text:p text:style-name="Preformatted_20_Text"><text:s text:c="8"/>case "1":</text:p>
      <text:p text:style-name="Preformatted_20_Text"><text:s text:c="12"/>return "one";</text:p>
      <text:p text:style-name="Preformatted_20_Text"><text:s text:c="8"/>case "2":</text:p>
      <text:p text:style-name="Preformatted_20_Text"><text:s text:c="12"/>return "two";</text:p>
      <text:p text:style-name="Preformatted_20_Text"><text:s text:c="8"/>case "3":</text:p>
      <text:p text:style-name="Preformatted_20_Text"><text:s text:c="12"/>return "three";</text:p>
      <text:p text:style-name="Preformatted_20_Text"><text:s text:c="8"/>case "4":</text:p>
      <text:p text:style-name="Preformatted_20_Text"><text:s text:c="12"/>return "four";</text:p>
      <text:p text:style-name="Preformatted_20_Text"><text:s text:c="8"/>case "5":</text:p>
      <text:p text:style-name="Preformatted_20_Text"><text:s text:c="12"/>return "five";</text:p>
      <text:p text:style-name="Preformatted_20_Text"><text:s text:c="8"/>case "6":</text:p>
      <text:p text:style-name="Preformatted_20_Text"><text:s text:c="12"/>return "six";</text:p>
      <text:p text:style-name="Preformatted_20_Text"><text:s text:c="8"/>case "7":</text:p>
      <text:p text:style-name="Preformatted_20_Text"><text:s text:c="12"/>return "seven";</text:p>
      <text:p text:style-name="Preformatted_20_Text"><text:soft-page-break/><text:s text:c="8"/>case "8":</text:p>
      <text:p text:style-name="Preformatted_20_Text"><text:s text:c="12"/>return "eight";</text:p>
      <text:p text:style-name="Preformatted_20_Text"><text:s text:c="8"/>case "9":</text:p>
      <text:p text:style-name="Preformatted_20_Text"><text:s text:c="12"/>return "nine";</text:p>
      <text:p text:style-name="Preformatted_20_Text"><text:s text:c="4"/>}</text:p>
      <text:p text:style-name="P1">}</text:p>
      <text:p text:style-name="Text_20_body">Utilização:</text:p>
      <text:p text:style-name="Preformatted_20_Text">$number = "1001";</text:p>
      <text:p text:style-name="Preformatted_20_Text"/>
      <text:p text:style-name="P1">echo convertNumber($number);</text:p>
      <text:p text:style-name="Text_20_body"> </text:p>
      <text:p text:style-name="Text_20_body"> </text:p>
      <text:section text:style-name="Sect1" text:name="snippet-box">
        <text:p text:style-name="P2">Resumo</text:p>
        <text:p text:style-name="P3"/>
        <text:p text:style-name="P3">Nome do Artigo</text:p>
        <text:p text:style-name="P3">Função para escrever o valor por extenso utilizando o PHP</text:p>
        <text:p text:style-name="P3">Descrição</text:p>
        <text:p text:style-name="P3">Utilizando o PHP para escrever números e valores por extenso</text:p>
        <text:p text:style-name="P3">Autor</text:p>
        <text:p text:style-name="P3">Roger Mauricio Takemiya</text:p>
        <text:p text:style-name="P3">Editor</text:p>
        <text:p text:style-name="P3">Roger Mauricio Takemiya</text:p>
      </text:section>
      <text:p text:style-name="Standard"><text:a xlink:type="simple" xlink:href="https://rogertakemiya.com.br/valor-por-extenso-com-o-php/" text:style-name="Internet_20_link" text:visited-style-name="Visited_20_Internet_20_Link">https://rogertakemiya.com.br/valor-por-extenso-com-o-php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7:48:38.217582720</meta:creation-date>
    <dc:date>2020-02-17T07:49:30.660502005</dc:date>
    <meta:editing-duration>PT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315" meta:word-count="1345" meta:character-count="10111" meta:non-whitespace-character-count="6686"/>
  </office:meta>
</office:document-meta>
</file>